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6211d5"/>
    </style:style>
    <style:style style:name="P5" style:family="paragraph" style:parent-style-name="Standard">
      <style:paragraph-properties fo:text-align="start" style:justify-single-word="false"/>
      <style:text-properties style:font-name="DejaVu Sans Condensed" officeooo:rsid="006c2292" officeooo:paragraph-rsid="006c00e7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weight="bold" officeooo:rsid="006c48e1" officeooo:paragraph-rsid="006c48e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1d5" officeooo:paragraph-rsid="006211d5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1d5" officeooo:paragraph-rsid="006a78db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officeooo:rsid="006c2292" officeooo:paragraph-rsid="006c00e7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officeooo:rsid="006cdfc9" officeooo:paragraph-rsid="006cdfc9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officeooo:rsid="006cdfc9" officeooo:paragraph-rsid="006cdfc9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officeooo:rsid="006cdfc9" officeooo:paragraph-rsid="006cdfc9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officeooo:rsid="006de268" officeooo:paragraph-rsid="006de268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763c7" style:font-weight-asian="bold" style:font-weight-complex="bold"/>
    </style:style>
    <style:style style:name="T8" style:family="text">
      <style:text-properties officeooo:rsid="00684a69"/>
    </style:style>
    <style:style style:name="T9" style:family="text">
      <style:text-properties officeooo:rsid="006a78db"/>
    </style:style>
    <style:style style:name="T10" style:family="text">
      <style:text-properties officeooo:rsid="006c00e7"/>
    </style:style>
    <style:style style:name="T11" style:family="text">
      <style:text-properties style:text-line-through-style="none" style:text-line-through-type="none" fo:font-size="12pt" style:text-underline-style="none" fo:font-weight="bold" officeooo:rsid="006211d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style:text-underline-style="none" fo:font-weight="bold" officeooo:rsid="0068dd61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style:text-underline-style="none" fo:font-weight="normal" officeooo:rsid="0066f50c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66f50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5</text:span><text:span text:style-name="T4">01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4">Radar </text:span><text:span text:style-name="T7">HRM</text:span></text:p>
      <text:p text:style-name="P7"/>
      <text:p text:style-name="P4"><text:span text:style-name="T11">General flow for HRM</text:span><text:span text:style-name="T12"> -- Front Seat</text:span></text:p>
      <text:list text:style-name="L1">
        <text:list-item>
          <text:p text:style-name="P8">Go to A/G radar page, take command, and set to <text:span text:style-name="T2">RBM</text:span> mode initially (B1 OSB).</text:p>
        </text:list-item>
        <text:list-item>
          <text:p text:style-name="P8">Set the cursor function to <text:span text:style-name="T2">MAP</text:span> (B2 OSB).</text:p>
        </text:list-item>
        <text:list-item>
          <text:p text:style-name="P8">Find target area. <text:s/><text:span text:style-name="T10">J</text:span>ump cursor directly to a Sequence Point by entering SP number on scratchpad and pressing T4 OSB.</text:p>
        </text:list-item>
        <text:list-item>
          <text:p text:style-name="P8">Use <text:span text:style-name="T2">Gray Reset Hat forward/aft</text:span> to change the <text:span text:style-name="T8">HRM </text:span>map size.</text:p>
        </text:list-item>
        <text:list-item>
          <text:p text:style-name="P8"><text:span text:style-name="T2">FREEZE</text:span> mode -- At any time, either in RBM mode or with a HRM map, press <text:span text:style-name="T2">Pinky Button</text:span> to toggle FREEZE. <text:s/>The current scan or map will finish, and then radar will deactivate. <text:s/>Press <text:span text:style-name="T2">TDC press</text:span> again to do a new map, or toggle freeze mode off to resume continuous mapping.</text:p>
        </text:list-item>
        <text:list-item>
          <text:p text:style-name="P8">Press <text:span text:style-name="T2">TDC press</text:span> to begin mapping.</text:p>
        </text:list-item>
        <text:list-item>
          <text:p text:style-name="P8">HRM page settings:</text:p>
          <text:list>
            <text:list-item>
              <text:p text:style-name="P8">Press <text:span text:style-name="T2">L3 OSB</text:span> to toggle <text:span text:style-name="T2">ML1</text:span>/<text:span text:style-name="T2">ML2</text:span>. <text:s/>ML2 gives better map quality, takes 1.5x longer.</text:p>
            </text:list-item>
            <text:list-item>
              <text:p text:style-name="P8">Press <text:span text:style-name="T2">L2 OSB</text:span> to toggle STB/progressive?? <text:s/>STB (stabilized) means continuous re-maps will be on the same ground location, progressive means new map location will move with the plane.</text:p>
            </text:list-item>
            <text:list-item>
              <text:p text:style-name="P8">Press <text:span text:style-name="T2">R2 OSB</text:span> to go to <text:span text:style-name="T2">HRM PPI</text:span> mode, which clears the current map and returns to a large-scale HRM similar to RBM. <text:s/>Note grazing angles make it not very useful at low altitude.</text:p>
            </text:list-item>
            <text:list-item>
              <text:p text:style-name="P9">Press <text:span text:style-name="T2">R1 OSB</text:span> to <text:span text:style-name="T2">store</text:span> the current map (only possible when in <text:span text:style-name="T2">FREEZE</text:span> mode)<text:span text:style-name="T9">. <text:s/></text:span>Press <text:span text:style-name="T2">B5 OSB</text:span> to toggle <text:span text:style-name="T2">NEW/OLD</text:span>, to show current and previous map image. <text:s/>New maps will always overwrite the map currently being displayed and the current map will become the OLD map.</text:p>
            </text:list-item>
          </text:list>
        </text:list-item>
        <text:list-item>
          <text:p text:style-name="P8">When you have a map of the target, change cursor mode to <text:span text:style-name="T2">TGT</text:span> (B2 OSB). <text:s/>Press <text:span text:style-name="T2">TDC press</text:span> to designate a target on the map.</text:p>
        </text:list-item>
      </text:list>
      <text:list text:style-name="L2">
        <text:list-item>
          <text:list>
            <text:list-item>
              <text:p text:style-name="P10">In HRM, recommended to designate small targets (e.g. vehicles) on bottom edge of radar return. <text:s/>Due to radar physics, this will correspond more closely with the actual center of the target.</text:p>
            </text:list-item>
          </text:list>
        </text:list-item>
      </text:list>
      <text:p text:style-name="P5"/>
      <text:p text:style-name="P6">General flow for HRM -- Back Seat -- TODO</text:p>
      <text:list xml:id="list786310990" text:style-name="L3">
        <text:list-item>
          <text:p text:style-name="P11">With <text:span text:style-name="T2">A/G radar</text:span> on <text:span text:style-name="T2">left MFDs</text:span>, all controls on <text:span text:style-name="T2">Throttle Grip</text:span>:</text:p>
          <text:list>
            <text:list-item>
              <text:p text:style-name="P11">Take command of Radar MFD ... Middle Finger Hat left/right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2">Radar MFD must be In Command to use controls.</text:p>
                </text:list-item>
              </text:list>
            </text:list-item>
          </text:list>
        </text:list-item>
      </text:list>
      <text:list xml:id="list656933142886" text:continue-list="list786310990" text:style-name="L3">
        <text:list-item>
          <text:list>
            <text:list-item>
              <text:p text:style-name="P11">Slew cursor ... TDC ministick</text:p>
            </text:list-item>
            <text:list-item>
              <text:p text:style-name="P11">Set cursor action ... Top Hat (fwd=MAP, back=TGT, up=CUE, down=UPDT)</text:p>
            </text:list-item>
            <text:list-item>
              <text:p text:style-name="P11">"Quick Step" (moves cursor to next steerpoint) ... Top Hat press</text:p>
            </text:list-item>
            <text:list-item>
              <text:p text:style-name="P11">Perform cursor action (Map, Designate, Cue, or Update) ... Rear Thumb Button <text:span text:style-name="T14">("Trigger full-action")</text:span></text:p>
            </text:list-item>
            <text:list-item>
              <text:p text:style-name="P11">Map size increase/decrease ... Bottom Hat forward/back</text:p>
            </text:list-item>
            <text:list-item>
              <text:p text:style-name="P11">Undesignate ... Bottom Hat press</text:p>
            </text:list-item>
            <text:list-item>
              <text:p text:style-name="P14">Freeze/Unfreeze toggle ... Pinky Button press</text:p>
            </text:list-item>
            <text:list-item>
              <text:p text:style-name="P11"><text:span text:style-name="T2">Expand (zoom) HRM map</text:span> ... Hold <text:span text:style-name="T2">Forward Thumb Button</text:span> <text:span text:style-name="T14">("Trigger </text:span><text:span text:style-name="T13">half</text:span><text:span text:style-name="T14">-action")</text:span>, then press <text:span text:style-name="T2">TDC Press</text:span></text:p>
            </text:list-item>
          </text:list>
        </text:list-item>
        <text:list-item>
          <text:p text:style-name="P11">With <text:span text:style-name="T2">A/G radar</text:span> on <text:span text:style-name="T2">right MFDs</text:span>, all controls on <text:span text:style-name="T2">Joystick</text:span>:</text:p>
          <text:list>
            <text:list-item>
              <text:p text:style-name="P11">Take command of Radar MFD ... Shift-Dish Hat left/right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3">Radar MFD must be In Command to use controls.</text:p>
                </text:list-item>
              </text:list>
            </text:list-item>
          </text:list>
        </text:list-item>
      </text:list>
      <text:list xml:id="list658277279206" text:continue-list="list656933142886" text:style-name="L3">
        <text:list-item>
          <text:list>
            <text:list-item>
              <text:p text:style-name="P11">Slew cursor ... Dish Hat</text:p>
            </text:list-item>
            <text:list-item>
              <text:p text:style-name="P11">Set cursor action ... Trim Hat (up=MAP, down=TGT, left=CUE, right=UPDT)</text:p>
            </text:list-item>
            <text:list-item>
              <text:p text:style-name="P11">"Quick Step" (moves cursor to next steerpoint) ... Trim Hat press</text:p>
            </text:list-item>
            <text:list-item>
              <text:p text:style-name="P11">Perform cursor action (Map, Designate, Cue, or Update) ... <text:span text:style-name="T15">Trigger Stage 2</text:span> <text:span text:style-name="T14">("Trigger full-action")</text:span></text:p>
            </text:list-item>
            <text:list-item>
              <text:p text:style-name="P11">Map size increase/decrease ... Gray Reset Hat forward/back</text:p>
            </text:list-item>
            <text:list-item>
              <text:p text:style-name="P11">Undesignate ... Gray Reset Hat press</text:p>
            </text:list-item>
            <text:list-item>
              <text:p text:style-name="P14">Freeze/Unfreeze toggle ... Lower Gray Button press</text:p>
            </text:list-item>
            <text:list-item>
              <text:p text:style-name="P11"><text:span text:style-name="T2">Expand (zoom) HRM map</text:span> ... Hold <text:span text:style-name="T2">Trigger Stage 1</text:span> <text:span text:style-name="T16">("Trigger </text:span>half<text:span text:style-name="T16">-action")</text:span>, then press <text:span text:style-name="T2">Dish Hat Pres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1-24T00:06:56.800000000</dc:date>
    <meta:editing-duration>P3DT5H45M52S</meta:editing-duration>
    <meta:editing-cycles>8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4" meta:word-count="575" meta:character-count="3147" meta:non-whitespace-character-count="2641"/>
  </office:meta>
</office:document-meta>
</file>